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4c9d" officeooo:paragraph-rsid="001b4c9d"/>
    </style:style>
    <style:style style:name="T1" style:family="text">
      <style:text-properties officeooo:rsid="001d3438"/>
    </style:style>
    <style:style style:name="T2" style:family="text">
      <style:text-properties officeooo:rsid="001f2b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ADE</text:p>
      <text:p text:style-name="P1">Mader<text:tab/><text:tab/><text:tab/><text:tab/><text:tab/><text:tab/><text:tab/><text:tab/><text:tab/><text:tab/><text:tab/><text:tab/>SIO12</text:p>
      <text:p text:style-name="P1"/>
      <text:p text:style-name="P1">Un serveur web peut être un logiciel de services composées de ressources web, un serveur informatique répondant ou bien un serveur informatique répondant aux requêtes de la toile sur un réseau de type public. <text:span text:style-name="T1">Pour ce qui est nécessaire à son fonctionnement, le serveur web stock des pages web, des sites internet et des applications. </text:span><text:span text:style-name="T2">Un serveur web fonctionne sous un certain modèle de client/serveur. </text:span><text:span text:style-name="T1">Les clients du serveur sont des appareils connectés à Internet.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6T13:56:46.124720061</meta:creation-date>
    <dc:date>2023-12-06T14:32:27.903542852</dc:date>
    <meta:editing-duration>PT4M31S</meta:editing-duration>
    <meta:editing-cycles>1</meta:editing-cycles>
    <meta:document-statistic meta:table-count="0" meta:image-count="0" meta:object-count="0" meta:page-count="1" meta:paragraph-count="3" meta:word-count="78" meta:character-count="492" meta:non-whitespace-character-count="405"/>
    <meta:generator>LibreOffice/7.3.7.2$Linux_X86_64 LibreOffice_project/30$Build-2</meta:generator>
  </office:meta>
</office:document-meta>
</file>